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新竹市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91384" calcext:value-type="float">
            <text:p>91,384</text:p>
          </table:table-cell>
          <table:table-cell table:style-name="ce3" office:value-type="float" office:value="92679" calcext:value-type="float">
            <text:p>92,679</text:p>
          </table:table-cell>
          <table:table-cell table:style-name="ce3" office:value-type="float" office:value="82326" calcext:value-type="float">
            <text:p>82,326</text:p>
          </table:table-cell>
          <table:table-cell table:style-name="ce3" office:value-type="float" office:value="266389" calcext:value-type="float">
            <text:p>266,389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268127" calcext:value-type="float">
            <text:p>268,1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8135" calcext:value-type="float">
            <text:p>268,135</text:p>
          </table:table-cell>
          <table:table-cell table:style-name="ce3" office:value-type="float" office:value="91330" calcext:value-type="float">
            <text:p>91,330</text:p>
          </table:table-cell>
          <table:table-cell table:style-name="ce3" office:value-type="float" office:value="359465" calcext:value-type="float">
            <text:p>359,465</text:p>
          </table:table-cell>
          <table:table-cell table:style-name="ce4" office:value-type="string" calcext:value-type="string">
            <text:p>74.5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 table:number-columns-repeated="2"/>
          <table:table-cell table:style-name="ce3" office:value-type="float" office:value="44331" calcext:value-type="float">
            <text:p>44,331</text:p>
          </table:table-cell>
          <table:table-cell table:style-name="ce3" office:value-type="float" office:value="41716" calcext:value-type="float">
            <text:p>41,716</text:p>
          </table:table-cell>
          <table:table-cell table:style-name="ce3" office:value-type="float" office:value="40706" calcext:value-type="float">
            <text:p>40,706</text:p>
          </table:table-cell>
          <table:table-cell table:style-name="ce3" office:value-type="float" office:value="126753" calcext:value-type="float">
            <text:p>126,75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27553" calcext:value-type="float">
            <text:p>127,5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558" calcext:value-type="float">
            <text:p>127,558</text:p>
          </table:table-cell>
          <table:table-cell table:style-name="ce3" office:value-type="float" office:value="40817" calcext:value-type="float">
            <text:p>40,817</text:p>
          </table:table-cell>
          <table:table-cell table:style-name="ce3" office:value-type="float" office:value="168375" calcext:value-type="float">
            <text:p>168,375</text:p>
          </table:table-cell>
          <table:table-cell table:style-name="ce4" office:value-type="string" calcext:value-type="string">
            <text:p>7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育賢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4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親仁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親仁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6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7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5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7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5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6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中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5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中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中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中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6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8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77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7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8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8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80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8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2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9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9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5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4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7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80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8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84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8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7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7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6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千甲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千甲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5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功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功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0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功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7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功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8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功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6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功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功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7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7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9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9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4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8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9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8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8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7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8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8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7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8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8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7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8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308" calcext:value-type="float">
            <text:p>1,308</text:p>
          </table:table-cell>
          <table:table-cell table:style-name="ce4" office:value-type="string" calcext:value-type="string">
            <text:p>8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283" calcext:value-type="float">
            <text:p>1,283</text:p>
          </table:table-cell>
          <table:table-cell table:style-name="ce4" office:value-type="string" calcext:value-type="string">
            <text:p>79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4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7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7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新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8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新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8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新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新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東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東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東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東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76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0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8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仙水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仙水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80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仙水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8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仙水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8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仙宮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5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帝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75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市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1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8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5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129</text:p>
          </table:table-cell>
          <table:table-cell table:number-columns-repeated="2" table:style-name="ce3" office:value-type="float" office:value="268" calcext:value-type="float">
            <text:p>26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6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7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寺前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蓮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竹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75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竹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竹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竹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大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7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大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7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鎮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鎮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鎮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7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1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7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8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8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7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67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 table:number-columns-repeated="2"/>
          <table:table-cell table:style-name="ce3" office:value-type="float" office:value="30753" calcext:value-type="float">
            <text:p>30,753</text:p>
          </table:table-cell>
          <table:table-cell table:style-name="ce3" office:value-type="float" office:value="32902" calcext:value-type="float">
            <text:p>32,902</text:p>
          </table:table-cell>
          <table:table-cell table:style-name="ce3" office:value-type="float" office:value="28245" calcext:value-type="float">
            <text:p>28,245</text:p>
          </table:table-cell>
          <table:table-cell table:style-name="ce3" office:value-type="float" office:value="91900" calcext:value-type="float">
            <text:p>91,90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92508" calcext:value-type="float">
            <text:p>92,5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509" calcext:value-type="float">
            <text:p>92,509</text:p>
          </table:table-cell>
          <table:table-cell table:style-name="ce3" office:value-type="float" office:value="32851" calcext:value-type="float">
            <text:p>32,851</text:p>
          </table:table-cell>
          <table:table-cell table:style-name="ce3" office:value-type="float" office:value="125360" calcext:value-type="float">
            <text:p>125,360</text:p>
          </table:table-cell>
          <table:table-cell table:style-name="ce4" office:value-type="string" calcext:value-type="string">
            <text:p>73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0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潛園里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禮里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坊里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溪里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5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台溪里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6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6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7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雅里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雅里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雅里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客雅里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7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客雅里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7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雅里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5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雅里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雅里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80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78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68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6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6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5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68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和里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和里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2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4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雅里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雅里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雅里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雅里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4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田里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田里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田里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4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6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3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5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7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7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雅里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雅里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7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雅里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雅里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8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雅里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8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雅里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7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7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9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8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6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8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74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7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7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5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7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7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境福里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4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境福里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境福里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境福里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0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71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賢里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6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68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0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6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7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70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6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北里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北里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69.5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香山區</text:p>
          </table:table-cell>
          <table:table-cell table:style-name="ce2" table:number-columns-repeated="2"/>
          <table:table-cell table:style-name="ce3" office:value-type="float" office:value="16300" calcext:value-type="float">
            <text:p>16,300</text:p>
          </table:table-cell>
          <table:table-cell table:style-name="ce3" office:value-type="float" office:value="18061" calcext:value-type="float">
            <text:p>18,061</text:p>
          </table:table-cell>
          <table:table-cell table:style-name="ce3" office:value-type="float" office:value="13375" calcext:value-type="float">
            <text:p>13,375</text:p>
          </table:table-cell>
          <table:table-cell table:style-name="ce3" office:value-type="float" office:value="47736" calcext:value-type="float">
            <text:p>47,73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48066" calcext:value-type="float">
            <text:p>48,0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68" calcext:value-type="float">
            <text:p>48,068</text:p>
          </table:table-cell>
          <table:table-cell table:style-name="ce3" office:value-type="float" office:value="17662" calcext:value-type="float">
            <text:p>17,662</text:p>
          </table:table-cell>
          <table:table-cell table:style-name="ce3" office:value-type="float" office:value="65730" calcext:value-type="float">
            <text:p>65,730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6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6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7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6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7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76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8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6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7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前里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6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前里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5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前里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下里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下里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浸水里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浸水里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林里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林里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香里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香里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7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香里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8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香里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3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村里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69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村里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3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村里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山里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1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山里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69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山里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水里</text:p>
          </table:table-cell>
          <table:table-cell table:style-name="ce2" office:value-type="string" calcext:value-type="string">
            <text:p>0345</text:p>
          </table:table-cell>
          <table:table-cell table:number-columns-repeated="2" table:style-name="ce3" office:value-type="float" office:value="235" calcext:value-type="float">
            <text:p>23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水里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7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7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2" office:value-type="string" calcext:value-type="string">
            <text:p>034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65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6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隘里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71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隘里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69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隘里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68.80</text:p>
          </table:table-cell>
          <table:table-cell table:number-columns-repeated="1010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市" style:display-name="PageStyle_新竹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4</meta:creation-date>
    <meta:initial-creator>Apache POI</meta:initial-creator>
    <meta:generator>LibreOffice/6.0.7.3$Linux_X86_64 LibreOffice_project/00m0$Build-3</meta:generator>
    <meta:document-statistic meta:table-count="1" meta:cell-count="4692" meta:object-count="0"/>
  </office:meta>
</office:document-meta>
</file>